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39" table:formula="of:=[.C15]-[.F1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5])" office:value-type="float" office:value="0" calcext:value-type="float">
            <text:p>-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6">00/00/0000</text:date></text:span><text:span text:style-name="MT2"><text:s/>- </text:span><text:span text:style-name="MT2"><text:time style:data-style-name="N2" text:time-value="11:37:17.31381920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1:37:17.318992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25:03</meta:creation-date>
    <dc:date>2025-10-06T11:37:27.256279600</dc:date>
    <meta:print-date>2020-01-06T16:40:18.085000000</meta:print-date>
    <dc:language>pt-PT</dc:language>
    <meta:editing-cycles>395</meta:editing-cycles>
    <meta:editing-duration>P1DT5H23M34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